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column table:style-name="co1" table:number-columns-repeated="4" table:default-cell-style-name="ce5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Seat assignment BUEC 333 D100 Test 1 – June 14, 2016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his list is sorted by SFU I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ws are numbered from the front (lectern) to the back (main entrance/exit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“Row 0” refers to the Tables in the front of the room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“Left” means: on the left hand side, looking up from the lectern (“skier’s right”)</text:p>
          </table:table-cell>
          <table:table-cell table:number-columns-repeated="1023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2" office:value-type="string" calcext:value-type="string">
            <text:p>SFU ID</text:p>
          </table:table-cell>
          <table:table-cell table:style-name="ce2" office:value-type="string" calcext:value-type="string">
            <text:p>Room</text:p>
          </table:table-cell>
          <table:table-cell table:style-name="ce2" office:value-type="string" calcext:value-type="string">
            <text:p>Row</text:p>
          </table:table-cell>
          <table:table-cell table:style-name="ce2" office:value-type="string" calcext:value-type="string">
            <text:p>Side</text:p>
          </table:table-cell>
          <table:table-cell table:style-name="ce1" office:value-type="string" calcext:value-type="string">
            <text:p>Signature</text:p>
          </table:table-cell>
          <table:table-cell table:style-name="ce1" table:number-columns-repeated="1019"/>
        </table:table-row>
        <table:table-row table:style-name="ro2">
          <table:table-cell table:style-name="ce3" office:value-type="float" office:value="301196108" calcext:value-type="float">
            <text:p>301196108</text:p>
          </table:table-cell>
          <table:table-cell table:style-name="ce5" office:value-type="string" calcext:value-type="string">
            <text:p>WMC326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Left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3" office:value-type="float" office:value="301243410" calcext:value-type="float">
            <text:p>301243410</text:p>
          </table:table-cell>
          <table:table-cell table:style-name="ce5" office:value-type="string" calcext:value-type="string">
            <text:p>WMC326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Left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3" office:value-type="float" office:value="301213449" calcext:value-type="float">
            <text:p>301213449</text:p>
          </table:table-cell>
          <table:table-cell table:style-name="ce5" office:value-type="string" calcext:value-type="string">
            <text:p>WMC326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ight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3" office:value-type="float" office:value="301155916" calcext:value-type="float">
            <text:p>301155916</text:p>
          </table:table-cell>
          <table:table-cell table:style-name="ce5" office:value-type="string" calcext:value-type="string">
            <text:p>WMC326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Left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3" office:value-type="float" office:value="301211902" calcext:value-type="float">
            <text:p>301211902</text:p>
          </table:table-cell>
          <table:table-cell table:style-name="ce5" office:value-type="string" calcext:value-type="string">
            <text:p>WMC326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Left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3" office:value-type="float" office:value="301235648" calcext:value-type="float">
            <text:p>301235648</text:p>
          </table:table-cell>
          <table:table-cell table:style-name="ce5" office:value-type="string" calcext:value-type="string">
            <text:p>WMC326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Left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3" office:value-type="float" office:value="301240182" calcext:value-type="float">
            <text:p>301240182</text:p>
          </table:table-cell>
          <table:table-cell table:style-name="ce5" office:value-type="string" calcext:value-type="string">
            <text:p>WMC326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Left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3" office:value-type="float" office:value="301243367" calcext:value-type="float">
            <text:p>301243367</text:p>
          </table:table-cell>
          <table:table-cell table:style-name="ce5" office:value-type="string" calcext:value-type="string">
            <text:p>WMC326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Left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3" office:value-type="float" office:value="301244385" calcext:value-type="float">
            <text:p>301244385</text:p>
          </table:table-cell>
          <table:table-cell table:style-name="ce5" office:value-type="string" calcext:value-type="string">
            <text:p>WMC326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Left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3" office:value-type="float" office:value="301215409" calcext:value-type="float">
            <text:p>301215409</text:p>
          </table:table-cell>
          <table:table-cell table:style-name="ce5" office:value-type="string" calcext:value-type="string">
            <text:p>WMC326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ight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3" office:value-type="float" office:value="301216214" calcext:value-type="float">
            <text:p>301216214</text:p>
          </table:table-cell>
          <table:table-cell table:style-name="ce5" office:value-type="string" calcext:value-type="string">
            <text:p>WMC326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ight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3" office:value-type="float" office:value="301216232" calcext:value-type="float">
            <text:p>301216232</text:p>
          </table:table-cell>
          <table:table-cell table:style-name="ce5" office:value-type="string" calcext:value-type="string">
            <text:p>WMC326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ight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3" office:value-type="float" office:value="301243954" calcext:value-type="float">
            <text:p>301243954</text:p>
          </table:table-cell>
          <table:table-cell table:style-name="ce5" office:value-type="string" calcext:value-type="string">
            <text:p>WMC326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ight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3" office:value-type="float" office:value="301244118" calcext:value-type="float">
            <text:p>301244118</text:p>
          </table:table-cell>
          <table:table-cell table:style-name="ce5" office:value-type="string" calcext:value-type="string">
            <text:p>WMC326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ight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3" office:value-type="float" office:value="301244608" calcext:value-type="float">
            <text:p>301244608</text:p>
          </table:table-cell>
          <table:table-cell table:style-name="ce5" office:value-type="string" calcext:value-type="string">
            <text:p>WMC326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ight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3" office:value-type="float" office:value="301252755" calcext:value-type="float">
            <text:p>301252755</text:p>
          </table:table-cell>
          <table:table-cell table:style-name="ce5" office:value-type="string" calcext:value-type="string">
            <text:p>WMC326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ight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3" office:value-type="float" office:value="301271467" calcext:value-type="float">
            <text:p>301271467</text:p>
          </table:table-cell>
          <table:table-cell table:style-name="ce5" office:value-type="string" calcext:value-type="string">
            <text:p>WMC326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ight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3" office:value-type="float" office:value="301279645" calcext:value-type="float">
            <text:p>301279645</text:p>
          </table:table-cell>
          <table:table-cell table:style-name="ce5" office:value-type="string" calcext:value-type="string">
            <text:p>WMC326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ight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3" office:value-type="float" office:value="301194402" calcext:value-type="float">
            <text:p>301194402</text:p>
          </table:table-cell>
          <table:table-cell table:style-name="ce5" office:value-type="string" calcext:value-type="string">
            <text:p>WMC326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Left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3" office:value-type="float" office:value="301215422" calcext:value-type="float">
            <text:p>301215422</text:p>
          </table:table-cell>
          <table:table-cell table:style-name="ce5" office:value-type="string" calcext:value-type="string">
            <text:p>WMC326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Left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3" office:value-type="float" office:value="301228949" calcext:value-type="float">
            <text:p>301228949</text:p>
          </table:table-cell>
          <table:table-cell table:style-name="ce5" office:value-type="string" calcext:value-type="string">
            <text:p>WMC326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Left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3" office:value-type="float" office:value="301272415" calcext:value-type="float">
            <text:p>301272415</text:p>
          </table:table-cell>
          <table:table-cell table:style-name="ce5" office:value-type="string" calcext:value-type="string">
            <text:p>WMC326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Left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3" office:value-type="float" office:value="301140315" calcext:value-type="float">
            <text:p>301140315</text:p>
          </table:table-cell>
          <table:table-cell table:style-name="ce5" office:value-type="string" calcext:value-type="string">
            <text:p>WMC326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Right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3" office:value-type="float" office:value="301183214" calcext:value-type="float">
            <text:p>301183214</text:p>
          </table:table-cell>
          <table:table-cell table:style-name="ce5" office:value-type="string" calcext:value-type="string">
            <text:p>WMC326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Right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3" office:value-type="float" office:value="301217035" calcext:value-type="float">
            <text:p>301217035</text:p>
          </table:table-cell>
          <table:table-cell table:style-name="ce5" office:value-type="string" calcext:value-type="string">
            <text:p>WMC326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Right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3" office:value-type="float" office:value="301239695" calcext:value-type="float">
            <text:p>301239695</text:p>
          </table:table-cell>
          <table:table-cell table:style-name="ce5" office:value-type="string" calcext:value-type="string">
            <text:p>WMC326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Right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3" office:value-type="float" office:value="301253272" calcext:value-type="float">
            <text:p>301253272</text:p>
          </table:table-cell>
          <table:table-cell table:style-name="ce5" office:value-type="string" calcext:value-type="string">
            <text:p>WMC326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Right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3" office:value-type="float" office:value="301297961" calcext:value-type="float">
            <text:p>301297961</text:p>
          </table:table-cell>
          <table:table-cell table:style-name="ce5" office:value-type="string" calcext:value-type="string">
            <text:p>WMC326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Right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3" office:value-type="float" office:value="301163736" calcext:value-type="float">
            <text:p>301163736</text:p>
          </table:table-cell>
          <table:table-cell table:style-name="ce5" office:value-type="string" calcext:value-type="string">
            <text:p>WMC326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Left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3" office:value-type="float" office:value="301199681" calcext:value-type="float">
            <text:p>301199681</text:p>
          </table:table-cell>
          <table:table-cell table:style-name="ce5" office:value-type="string" calcext:value-type="string">
            <text:p>WMC326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Left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3" office:value-type="float" office:value="301227629" calcext:value-type="float">
            <text:p>301227629</text:p>
          </table:table-cell>
          <table:table-cell table:style-name="ce5" office:value-type="string" calcext:value-type="string">
            <text:p>WMC326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Left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3" office:value-type="float" office:value="301243656" calcext:value-type="float">
            <text:p>301243656</text:p>
          </table:table-cell>
          <table:table-cell table:style-name="ce5" office:value-type="string" calcext:value-type="string">
            <text:p>WMC326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Left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3" office:value-type="float" office:value="301158302" calcext:value-type="float">
            <text:p>301158302</text:p>
          </table:table-cell>
          <table:table-cell table:style-name="ce5" office:value-type="string" calcext:value-type="string">
            <text:p>WMC326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Right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3" office:value-type="float" office:value="301208111" calcext:value-type="float">
            <text:p>301208111</text:p>
          </table:table-cell>
          <table:table-cell table:style-name="ce5" office:value-type="string" calcext:value-type="string">
            <text:p>WMC326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Right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3" office:value-type="float" office:value="301221366" calcext:value-type="float">
            <text:p>301221366</text:p>
          </table:table-cell>
          <table:table-cell table:style-name="ce5" office:value-type="string" calcext:value-type="string">
            <text:p>WMC326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Right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3" office:value-type="float" office:value="301240332" calcext:value-type="float">
            <text:p>301240332</text:p>
          </table:table-cell>
          <table:table-cell table:style-name="ce5" office:value-type="string" calcext:value-type="string">
            <text:p>WMC326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Right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3" office:value-type="float" office:value="301243460" calcext:value-type="float">
            <text:p>301243460</text:p>
          </table:table-cell>
          <table:table-cell table:style-name="ce5" office:value-type="string" calcext:value-type="string">
            <text:p>WMC326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Right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3" office:value-type="float" office:value="301297962" calcext:value-type="float">
            <text:p>301297962</text:p>
          </table:table-cell>
          <table:table-cell table:style-name="ce5" office:value-type="string" calcext:value-type="string">
            <text:p>WMC326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Right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3" office:value-type="float" office:value="301187159" calcext:value-type="float">
            <text:p>301187159</text:p>
          </table:table-cell>
          <table:table-cell table:style-name="ce5" office:value-type="string" calcext:value-type="string">
            <text:p>WMC326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Left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4" office:value-type="float" office:value="301216179" calcext:value-type="float">
            <text:p>301216179</text:p>
          </table:table-cell>
          <table:table-cell table:style-name="ce5" office:value-type="string" calcext:value-type="string">
            <text:p>WMC326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Left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3" office:value-type="float" office:value="301216317" calcext:value-type="float">
            <text:p>301216317</text:p>
          </table:table-cell>
          <table:table-cell table:style-name="ce5" office:value-type="string" calcext:value-type="string">
            <text:p>WMC326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Left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3" office:value-type="float" office:value="301228879" calcext:value-type="float">
            <text:p>301228879</text:p>
          </table:table-cell>
          <table:table-cell table:style-name="ce5" office:value-type="string" calcext:value-type="string">
            <text:p>WMC326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Left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3" office:value-type="float" office:value="301237726" calcext:value-type="float">
            <text:p>301237726</text:p>
          </table:table-cell>
          <table:table-cell table:style-name="ce5" office:value-type="string" calcext:value-type="string">
            <text:p>WMC326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Left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3" office:value-type="float" office:value="301167680" calcext:value-type="float">
            <text:p>301167680</text:p>
          </table:table-cell>
          <table:table-cell table:style-name="ce5" office:value-type="string" calcext:value-type="string">
            <text:p>WMC326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Right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3" office:value-type="float" office:value="301168183" calcext:value-type="float">
            <text:p>301168183</text:p>
          </table:table-cell>
          <table:table-cell table:style-name="ce5" office:value-type="string" calcext:value-type="string">
            <text:p>WMC326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Right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3" office:value-type="float" office:value="301175833" calcext:value-type="float">
            <text:p>301175833</text:p>
          </table:table-cell>
          <table:table-cell table:style-name="ce5" office:value-type="string" calcext:value-type="string">
            <text:p>WMC326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Right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3" office:value-type="float" office:value="301206436" calcext:value-type="float">
            <text:p>301206436</text:p>
          </table:table-cell>
          <table:table-cell table:style-name="ce5" office:value-type="string" calcext:value-type="string">
            <text:p>WMC326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Right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3" office:value-type="float" office:value="301243206" calcext:value-type="float">
            <text:p>301243206</text:p>
          </table:table-cell>
          <table:table-cell table:style-name="ce5" office:value-type="string" calcext:value-type="string">
            <text:p>WMC326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Right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3" office:value-type="float" office:value="301256202" calcext:value-type="float">
            <text:p>301256202</text:p>
          </table:table-cell>
          <table:table-cell table:style-name="ce5" office:value-type="string" calcext:value-type="string">
            <text:p>WMC326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Right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3" office:value-type="float" office:value="301270435" calcext:value-type="float">
            <text:p>301270435</text:p>
          </table:table-cell>
          <table:table-cell table:style-name="ce5" office:value-type="string" calcext:value-type="string">
            <text:p>WMC326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Right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3" office:value-type="float" office:value="301193363" calcext:value-type="float">
            <text:p>301193363</text:p>
          </table:table-cell>
          <table:table-cell table:style-name="ce5" office:value-type="string" calcext:value-type="string">
            <text:p>WMC326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Left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3" office:value-type="float" office:value="301213233" calcext:value-type="float">
            <text:p>301213233</text:p>
          </table:table-cell>
          <table:table-cell table:style-name="ce5" office:value-type="string" calcext:value-type="string">
            <text:p>WMC326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Left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3" office:value-type="float" office:value="301215301" calcext:value-type="float">
            <text:p>301215301</text:p>
          </table:table-cell>
          <table:table-cell table:style-name="ce5" office:value-type="string" calcext:value-type="string">
            <text:p>WMC326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Left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3" office:value-type="float" office:value="301240509" calcext:value-type="float">
            <text:p>301240509</text:p>
          </table:table-cell>
          <table:table-cell table:style-name="ce5" office:value-type="string" calcext:value-type="string">
            <text:p>WMC326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Left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3" office:value-type="float" office:value="301277323" calcext:value-type="float">
            <text:p>301277323</text:p>
          </table:table-cell>
          <table:table-cell table:style-name="ce5" office:value-type="string" calcext:value-type="string">
            <text:p>WMC326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Left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3" office:value-type="float" office:value="301170665" calcext:value-type="float">
            <text:p>301170665</text:p>
          </table:table-cell>
          <table:table-cell table:style-name="ce5" office:value-type="string" calcext:value-type="string">
            <text:p>WMC326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Right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3" office:value-type="float" office:value="301188751" calcext:value-type="float">
            <text:p>301188751</text:p>
          </table:table-cell>
          <table:table-cell table:style-name="ce5" office:value-type="string" calcext:value-type="string">
            <text:p>WMC326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Right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3" office:value-type="float" office:value="301204778" calcext:value-type="float">
            <text:p>301204778</text:p>
          </table:table-cell>
          <table:table-cell table:style-name="ce5" office:value-type="string" calcext:value-type="string">
            <text:p>WMC326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Right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3" office:value-type="float" office:value="301215222" calcext:value-type="float">
            <text:p>301215222</text:p>
          </table:table-cell>
          <table:table-cell table:style-name="ce5" office:value-type="string" calcext:value-type="string">
            <text:p>WMC326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Right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3" office:value-type="float" office:value="301216972" calcext:value-type="float">
            <text:p>301216972</text:p>
          </table:table-cell>
          <table:table-cell table:style-name="ce5" office:value-type="string" calcext:value-type="string">
            <text:p>WMC326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Right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3" office:value-type="float" office:value="301240590" calcext:value-type="float">
            <text:p>301240590</text:p>
          </table:table-cell>
          <table:table-cell table:style-name="ce5" office:value-type="string" calcext:value-type="string">
            <text:p>WMC326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Right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3" office:value-type="float" office:value="301247635" calcext:value-type="float">
            <text:p>301247635</text:p>
          </table:table-cell>
          <table:table-cell table:style-name="ce5" office:value-type="string" calcext:value-type="string">
            <text:p>WMC326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Right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3" office:value-type="float" office:value="301119680" calcext:value-type="float">
            <text:p>301119680</text:p>
          </table:table-cell>
          <table:table-cell table:style-name="ce5" office:value-type="string" calcext:value-type="string">
            <text:p>WMC326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Right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3" office:value-type="float" office:value="301124045" calcext:value-type="float">
            <text:p>301124045</text:p>
          </table:table-cell>
          <table:table-cell table:style-name="ce5" office:value-type="string" calcext:value-type="string">
            <text:p>WMC326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Right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3" office:value-type="float" office:value="301173545" calcext:value-type="float">
            <text:p>301173545</text:p>
          </table:table-cell>
          <table:table-cell table:style-name="ce5" office:value-type="string" calcext:value-type="string">
            <text:p>WMC326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Right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3" office:value-type="float" office:value="301179025" calcext:value-type="float">
            <text:p>301179025</text:p>
          </table:table-cell>
          <table:table-cell table:style-name="ce5" office:value-type="string" calcext:value-type="string">
            <text:p>WMC326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Right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3" office:value-type="float" office:value="301200399" calcext:value-type="float">
            <text:p>301200399</text:p>
          </table:table-cell>
          <table:table-cell table:style-name="ce5" office:value-type="string" calcext:value-type="string">
            <text:p>WMC326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Right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3" office:value-type="float" office:value="301215408" calcext:value-type="float">
            <text:p>301215408</text:p>
          </table:table-cell>
          <table:table-cell table:style-name="ce5" office:value-type="string" calcext:value-type="string">
            <text:p>WMC326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Right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3" office:value-type="float" office:value="301240292" calcext:value-type="float">
            <text:p>301240292</text:p>
          </table:table-cell>
          <table:table-cell table:style-name="ce5" office:value-type="string" calcext:value-type="string">
            <text:p>WMC326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Right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3" office:value-type="float" office:value="301167875" calcext:value-type="float">
            <text:p>301167875</text:p>
          </table:table-cell>
          <table:table-cell table:style-name="ce5" office:value-type="string" calcext:value-type="string">
            <text:p>WMC326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Right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3" office:value-type="float" office:value="301178339" calcext:value-type="float">
            <text:p>301178339</text:p>
          </table:table-cell>
          <table:table-cell table:style-name="ce5" office:value-type="string" calcext:value-type="string">
            <text:p>WMC326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Right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3" office:value-type="float" office:value="301215262" calcext:value-type="float">
            <text:p>301215262</text:p>
          </table:table-cell>
          <table:table-cell table:style-name="ce5" office:value-type="string" calcext:value-type="string">
            <text:p>WMC326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Right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3" office:value-type="float" office:value="301217126" calcext:value-type="float">
            <text:p>301217126</text:p>
          </table:table-cell>
          <table:table-cell table:style-name="ce5" office:value-type="string" calcext:value-type="string">
            <text:p>WMC326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Right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3" office:value-type="float" office:value="301232553" calcext:value-type="float">
            <text:p>301232553</text:p>
          </table:table-cell>
          <table:table-cell table:style-name="ce5" office:value-type="string" calcext:value-type="string">
            <text:p>WMC326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Right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3" office:value-type="float" office:value="301237472" calcext:value-type="float">
            <text:p>301237472</text:p>
          </table:table-cell>
          <table:table-cell table:style-name="ce5" office:value-type="string" calcext:value-type="string">
            <text:p>WMC326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Right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3" office:value-type="float" office:value="301238002" calcext:value-type="float">
            <text:p>301238002</text:p>
          </table:table-cell>
          <table:table-cell table:style-name="ce5" office:value-type="string" calcext:value-type="string">
            <text:p>WMC326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Right</text:p>
          </table:table-cell>
          <table:table-cell table:number-columns-repeated="1020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number-columns-repeated="4" table:default-cell-style-name="ce5"/>
        <table:table-row table:style-name="ro1">
          <table:table-cell table:style-name="Default" office:value-type="string" calcext:value-type="string">
            <text:p>Room info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4"/>
        </table:table-row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Seats</text:p>
          </table:table-cell>
          <table:table-cell office:value-type="string" calcext:value-type="string">
            <text:p>Student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ef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ft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ft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ft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ft 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ft 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ight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ight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ight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ght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ght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ight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9 and 6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9:Sheet1.E84" table:contains-header="false">
          <table:sort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4">0000-00-00</text:date>, <text:time style:data-style-name="N2" text:time-value="10:30:32.84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4T08:12:55.406000000</meta:creation-date>
    <dc:date>2016-06-14T10:53:51.861000000</dc:date>
    <meta:editing-duration>PT28M35S</meta:editing-duration>
    <meta:editing-cycles>3</meta:editing-cycles>
    <meta:generator>LibreOffice/5.1.3.2$Windows_x86 LibreOffice_project/644e4637d1d8544fd9f56425bd6cec110e49301b</meta:generator>
    <meta:print-date>2016-06-14T10:32:13.981000000</meta:print-date>
    <meta:document-statistic meta:table-count="2" meta:cell-count="375" meta:object-count="0"/>
  </office:meta>
</office:document-meta>
</file>